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199" officeooo:paragraph-rsid="000bd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I am Saumya Sing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0:01:55.382000000</meta:creation-date>
    <dc:date>2024-09-05T10:02:32.158000000</dc:date>
    <meta:editing-duration>PT37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5.6.2$Windows_X86_64 LibreOffice_project/f654817fb68d6d4600d7d2f6b647e47729f55f15</meta:generator>
  </office:meta>
</office:document-meta>
</file>